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3889in" fo:margin-left="-0.125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0.2396in"/>
    </style:style>
    <style:style style:name="Table2.B" style:family="table-column">
      <style:table-column-properties style:column-width="1.7569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333in"/>
    </style:style>
    <style:style style:name="Table2.G" style:family="table-column">
      <style:table-column-properties style:column-width="0.434in"/>
    </style:style>
    <style:style style:name="Table2.1" style:family="table-row">
      <style:table-row-properties style:min-row-height="0.3493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G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1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G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3729in" fo:margin-left="-0.1285in" table:align="left" style:writing-mode="lr-tb"/>
    </style:style>
    <style:style style:name="Table11.A" style:family="table-column">
      <style:table-column-properties style:column-width="3.2674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cb0a5" officeooo:paragraph-rsid="006cb0a5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0a59" officeooo:paragraph-rsid="006e0a59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bb02" officeooo:paragraph-rsid="006ebb0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c00f" officeooo:paragraph-rsid="006ec00f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officeooo:paragraph-rsid="0085af3c" style:font-size-asian="12pt" style:font-size-complex="12pt"/>
    </style:style>
    <style:style style:name="P13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9c612" officeooo:paragraph-rsid="00a9c61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c28ea" officeooo:paragraph-rsid="00ac28e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91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c28ea" officeooo:paragraph-rsid="00ac28e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a0af1" officeooo:paragraph-rsid="001a0af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5af3c" style:font-size-asian="12pt" style:font-size-complex="12pt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1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name-complex="Calibri1" style:font-size-complex="12pt"/>
    </style:style>
    <style:style style:name="P22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name-complex="Calibri1" style:font-size-complex="12pt"/>
    </style:style>
    <style:style style:name="P23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6" style:family="paragraph" style:parent-style-name="Table_20_Contents">
      <style:paragraph-properties fo:margin-top="0in" fo:margin-bottom="0.0319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7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complex="Calibri1"/>
    </style:style>
    <style:style style:name="T2" style:family="text">
      <style:text-properties officeooo:rsid="001092ea" style:font-name-complex="Calibri1"/>
    </style:style>
    <style:style style:name="T3" style:family="text">
      <style:text-properties officeooo:rsid="0010953e" style:font-name-complex="Calibri1"/>
    </style:style>
    <style:style style:name="T4" style:family="text">
      <style:text-properties officeooo:rsid="008bc88b"/>
    </style:style>
    <style:style style:name="T5" style:family="text">
      <style:text-properties officeooo:rsid="008ae4a1"/>
    </style:style>
    <style:style style:name="T6" style:family="text">
      <style:text-properties officeooo:rsid="00b8e445"/>
    </style:style>
    <style:style style:name="T7" style:family="text">
      <style:text-properties officeooo:rsid="00af1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GRAM TAHUNAN</text:p>
      <text:p text:style-name="P21">SATUAN PENDIDIKAN<text:tab/>: SDN. 42 KOTA TERNATE</text:p>
      <text:p text:style-name="P23"><text:span text:style-name="T1">MATA PELAJARAN<text:tab/><text:tab/>: P</text:span><text:span text:style-name="T3">endidikan</text:span><text:span text:style-name="T1"> J</text:span><text:span text:style-name="T3">asmani –</text:span><text:span text:style-name="T1"> O</text:span><text:span text:style-name="T3">lahraga dan </text:span><text:span text:style-name="T1">K</text:span><text:span text:style-name="T3">esehatan</text:span></text:p>
      <text:p text:style-name="P24"><text:span text:style-name="T1">TAHUN PELAJARAN<text:tab/><text:tab/>: 201</text:span><text:span text:style-name="T2">8</text:span><text:span text:style-name="T1"> / 201</text:span><text:span text:style-name="T2">9</text:span></text:p>
      <text:p text:style-name="P22">KELAS<text:tab/><text:tab/><text:tab/>: <text:s/><text:span text:style-name="T7">II</text:span></text:p>
      <text:p text:style-name="P10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9">KOMPETENSI INTI</text:p>
          </table:table-cell>
          <table:covered-table-cell/>
          <table:table-cell table:style-name="Table2.A1" table:number-columns-spanned="2" office:value-type="string">
            <text:p text:style-name="P9">KOMPETENSI DASAR</text:p>
          </table:table-cell>
          <table:covered-table-cell/>
          <table:table-cell table:style-name="Table2.A1" office:value-type="string">
            <text:p text:style-name="P9">SEMESTER</text:p>
          </table:table-cell>
          <table:table-cell table:style-name="Table2.A1" office:value-type="string">
            <text:p text:style-name="P18">ALOKASI WAKTU</text:p>
          </table:table-cell>
          <table:table-cell table:style-name="Table2.G1" office:value-type="string">
            <text:p text:style-name="P8">KET<text:bookmark text:name="_GoBack"/></text:p>
          </table:table-cell>
        </table:table-row>
        <table:table-row table:style-name="Table2.2">
          <table:table-cell table:style-name="Table2.A2" office:value-type="string">
            <text:p text:style-name="P2">3.</text:p>
          </table:table-cell>
          <table:table-cell table:style-name="Table2.B2" office:value-type="string">
            <text:p text:style-name="P7">Memahami pengetahuan faktual dengan cara mengamati [mendengar, melihat, membaca] dan menanya berdasarkan rasa ingin tahu tentang dirinya, makhluk ciptaan Tuhan dan kegiatannya, dan benda-benda yang dijumpainya di rumah dan di sekolah</text:p>
          </table:table-cell>
          <table:table-cell table:style-name="Table2.A2" office:value-type="string">
            <text:p text:style-name="P3">3.1</text:p>
          </table:table-cell>
          <table:table-cell table:style-name="Table2.B2" office:value-type="string">
            <text:p text:style-name="P4">Memahami variasi gerak dasar lokomotor sesuai dengan konsep tubuh, ruang, usaha, dan</text:p>
            <text:p text:style-name="P4">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4">1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3" table:number-rows-spanned="2" office:value-type="string">
            <text:p text:style-name="P17"/>
          </table:table-cell>
        </table:table-row>
        <table:table-row table:style-name="Table2.2">
          <table:table-cell table:style-name="Table2.A19" table:number-rows-spanned="17" office:value-type="string">
            <text:p text:style-name="P3">4.</text:p>
          </table:table-cell>
          <table:table-cell table:style-name="Table2.B19" table:number-rows-spanned="17" office:value-type="string">
            <text:p text:style-name="P7">Memahami pengetahuan faktual dengan cara mengamati [mendengar, melihat, membaca]</text:p>
            <text:p text:style-name="P7">dan menanya berdasarkan rasa</text:p>
            <text:p text:style-name="P7">ingin tahu tentang dirinya, makhluk ciptaan Tuhan dan kegiatannya, dan benda-benda yang dijumpainya di rumah dan di sekolah</text:p>
          </table:table-cell>
          <table:table-cell table:style-name="Table2.C3" office:value-type="string">
            <text:p text:style-name="P5">4.1</text:p>
          </table:table-cell>
          <table:table-cell table:style-name="Table2.D3" office:value-type="string">
            <text:p text:style-name="P4">Mempraktikkan variasi gerak dasar lokomotor sesuai dengan konsep</text:p>
            <text:p text:style-name="P4">tubuh, ruang, usaha, dan</text:p>
            <text:p text:style-name="P4">keterhubungan dalam berbagai bentuk permainan sederhana dan</text:p>
            <text:p text:style-name="P4"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2</text:p>
          </table:table-cell>
          <table:table-cell table:style-name="Table2.B2" office:value-type="string">
            <text:p text:style-name="P4">Memahami variasi gerak dasar non-lokomotor sesuai dengan konsep tubuh, ruang, usaha, dan</text:p>
            <text:p text:style-name="P4">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4">1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5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5" office:value-type="string">
            <text:p text:style-name="P6">4.2</text:p>
          </table:table-cell>
          <table:table-cell table:style-name="Table2.D5" office:value-type="string">
            <text:p text:style-name="P4">Mempraktikkan variasi gerak dasar non-lokomotor sesuai dengan</text:p>
            <text:p text:style-name="P4">konsep tubuh, ruang, usaha, dan</text:p>
            <text:p text:style-name="P4">keterhubungan dalam <text:soft-page-break/>berbagai bentuk permainan sederhana dan</text:p>
            <text:p text:style-name="P4"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6" office:value-type="string">
            <text:p text:style-name="P6">3.3</text:p>
          </table:table-cell>
          <table:table-cell table:style-name="Table2.D6" office:value-type="string">
            <text:p text:style-name="P4">Memahami variasi gerak dasar manipulatif sesuai dengan konsep tubuh, ruang, usaha, dan</text:p>
            <text:p text:style-name="P4">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4">1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7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7" office:value-type="string">
            <text:p text:style-name="P6">4.3</text:p>
          </table:table-cell>
          <table:table-cell table:style-name="Table2.D7" office:value-type="string">
            <text:p text:style-name="P4">Mempraktikkan variasi gerak dasar manipulatif sesuai dengan konsep</text:p>
            <text:p text:style-name="P4">tubuh, ruang, usaha, dan</text:p>
            <text:p text:style-name="P4">keterhubungan dalam berbagai bentuk permainan sederhana dan</text:p>
            <text:p text:style-name="P4"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4</text:p>
          </table:table-cell>
          <table:table-cell table:style-name="Table2.B2" office:value-type="string">
            <text:p text:style-name="P4">Memahami bergerak secara seimbang, lentur, dan kuat dalam rangka pengembangan kebugaran jasmani melalui permainan sederhana dan atau tradisional</text:p>
          </table:table-cell>
          <table:table-cell table:style-name="Table2.E2" table:number-rows-spanned="2" office:value-type="string">
            <text:p text:style-name="P14">1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9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9" office:value-type="string">
            <text:p text:style-name="P6">4.4</text:p>
          </table:table-cell>
          <table:table-cell table:style-name="Table2.D9" office:value-type="string">
            <text:p text:style-name="P4">Mempraktikkan prosedur bergerak secara seimbang, lentur, dan kuat dalam rangka pengembangan</text:p>
            <text:p text:style-name="P4">kebugaran jasmani melalui</text:p>
            <text:p text:style-name="P4">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0" office:value-type="string">
            <text:p text:style-name="P6">3.5</text:p>
          </table:table-cell>
          <table:table-cell table:style-name="Table2.D10" office:value-type="string">
            <text:p text:style-name="P4">Memahami variasi berbagai pola gerak dominan (bertumpu,</text:p>
            <text:p text:style-name="P4">bergantung, keseimbangan,</text:p>
            <text:p text:style-name="P4">berpindah/lokomotor tolakan, putaran, ayunan, melayang, dan mendarat) <text:soft-page-break/>dalam aktivitas senam lantai</text:p>
          </table:table-cell>
          <table:table-cell table:style-name="Table2.F2" office:value-type="string">
            <text:p text:style-name="P14">1</text:p>
          </table:table-cell>
          <table:table-cell table:style-name="Table2.F2" office:value-type="string">
            <text:p text:style-name="P16"/>
          </table:table-cell>
          <table:table-cell table:style-name="Table2.G10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11" office:value-type="string">
            <text:p text:style-name="P6">4.5</text:p>
          </table:table-cell>
          <table:table-cell table:style-name="Table2.D11" office:value-type="string">
            <text:p text:style-name="P4">Mempraktikkan variasi berbagai pola gerak dominan (bertumpu,</text:p>
            <text:p text:style-name="P4">bergantung, keseimbangan,</text:p>
            <text:p text:style-name="P4">berpindah/lokomotor tolakan, putaran, ayunan, melayang, dan mendarat) dalam aktivitas senam</text:p>
            <text:p text:style-name="P4">lantai</text:p>
          </table:table-cell>
          <table:table-cell table:style-name="Table2.F2" office:value-type="string">
            <text:p text:style-name="P15"/>
          </table:table-cell>
          <table:table-cell table:style-name="Table2.F2" office:value-type="string">
            <text:p text:style-name="P16"/>
          </table:table-cell>
          <table:table-cell table:style-name="Table2.G11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6</text:p>
          </table:table-cell>
          <table:table-cell table:style-name="Table2.B2" office:value-type="string">
            <text:p text:style-name="P4">Memahami penggunaan variasi gerak dasar lokomotor dan non-</text:p>
            <text:p text:style-name="P4">lokomotor sesuai dengan irama (ketukan) tanpa/dengan musik</text:p>
            <text:p text:style-name="P4">dalam aktivitas gerak berirama</text:p>
          </table:table-cell>
          <table:table-cell table:style-name="Table2.E2" table:number-rows-spanned="2" office:value-type="string">
            <text:p text:style-name="P13">2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13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13" office:value-type="string">
            <text:p text:style-name="P6">4.6</text:p>
          </table:table-cell>
          <table:table-cell table:style-name="Table2.D13" office:value-type="string">
            <text:p text:style-name="P4">Mempraktikkan penggunaan variasi</text:p>
            <text:p text:style-name="P4">gerak dasar lokomotor dan non-lokomotor sesuai dengan irama (ketukan) tanpa/dengan musik</text:p>
            <text:p text:style-name="P4">dalam aktivitas gerak berirama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7</text:p>
          </table:table-cell>
          <table:table-cell table:style-name="Table2.B2" office:value-type="string">
            <text:p text:style-name="P4">Memahami prosedur penggunaan gerak dasar lokomotor, non-</text:p>
            <text:p text:style-name="P4">lokomotor,dan manipulatif dalam bentuk permainan, dan menjaga keselamatan diri/orang lain dalam aktivitas air ***</text:p>
          </table:table-cell>
          <table:table-cell table:style-name="Table2.E14" table:number-rows-spanned="2" office:value-type="string">
            <text:p text:style-name="P13">2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15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15" office:value-type="string">
            <text:p text:style-name="P6">4.7</text:p>
          </table:table-cell>
          <table:table-cell table:style-name="Table2.D15" office:value-type="string">
            <text:p text:style-name="P4">Mempraktikkan penggunaan gerak</text:p>
            <text:p text:style-name="P4">dasar lokomotor, non-lokomotor, dan manipulatif dalam bentuk</text:p>
            <text:p text:style-name="P4"><text:soft-page-break/>permainan, dan menjaga</text:p>
            <text:p text:style-name="P4">keselamatan diri/orang lain dalam aktivitas air***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6" office:value-type="string">
            <text:p text:style-name="P6">3.8</text:p>
          </table:table-cell>
          <table:table-cell table:style-name="Table2.D16" office:value-type="string">
            <text:p text:style-name="P4">Memahami manfaat pemanasan dan</text:p>
            <text:p text:style-name="P4">pendinginan, serta berbagai hal yang harus dilakukan dan dihindari</text:p>
            <text:p text:style-name="P4">sebelum, selama, dan setelah melakukan aktivitas fisik</text:p>
          </table:table-cell>
          <table:table-cell table:style-name="Table2.E14" table:number-rows-spanned="2" office:value-type="string">
            <text:p text:style-name="P13">2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17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6">4.8</text:p>
          </table:table-cell>
          <table:table-cell table:style-name="Table2.D17" office:value-type="string">
            <text:p text:style-name="P4">Menceritakan manfaat pemanasan dan pendinginan, serta berbagai hal yang harus dilakukan dan dihindari</text:p>
            <text:p text:style-name="P4">sebelum, selama, dan setelah melakukan aktivitas fisik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9</text:p>
          </table:table-cell>
          <table:table-cell table:style-name="Table2.B2" office:value-type="string">
            <text:p text:style-name="P4">Memahami cara menjaga</text:p>
            <text:p text:style-name="P4">kebersihan lingkungan (tempat tidur, rumah, kelas, lingkungan</text:p>
            <text:p text:style-name="P4">sekolah, dan lain-lain)</text:p>
          </table:table-cell>
          <table:table-cell table:style-name="Table2.E14" table:number-rows-spanned="2" office:value-type="string">
            <text:p text:style-name="P13">2</text:p>
          </table:table-cell>
          <table:table-cell table:style-name="Table2.F2" table:number-rows-spanned="2" office:value-type="string">
            <text:p text:style-name="P16"/>
          </table:table-cell>
          <table:table-cell table:style-name="Table2.G19" table:number-rows-spanned="2" office:value-type="string">
            <text:p text:style-name="P17"/>
          </table:table-cell>
        </table:table-row>
        <table:table-row table:style-name="Table2.2">
          <table:covered-table-cell/>
          <table:covered-table-cell/>
          <table:table-cell table:style-name="Table2.C19" office:value-type="string">
            <text:p text:style-name="P6">4.9</text:p>
          </table:table-cell>
          <table:table-cell table:style-name="Table2.D19" office:value-type="string">
            <text:p text:style-name="P4">Menceritakan cara menjaga kebersihan lingkungan (tempat</text:p>
            <text:p text:style-name="P4">tidur, rumah, kelas, lingkungan sekolah).</text:p>
          </table:table-cell>
          <table:covered-table-cell/>
          <table:covered-table-cell/>
          <table:covered-table-cell/>
        </table:table-row>
      </table:table>
      <text:p text:style-name="P1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Menyetujui / Mengesahkan</text:p>
            <text:p text:style-name="P25">Kepala Sekolah</text:p>
            <text:p text:style-name="P25"/>
            <text:p text:style-name="P25"/>
            <text:p text:style-name="P19">USMAN, S.Pd</text:p>
            <text:p text:style-name="P25">N<text:span text:style-name="T4">IP</text:span>. <text:span text:style-name="T5">196807151999011002</text:span></text:p>
          </table:table-cell>
          <table:table-cell table:style-name="Table11.A1" office:value-type="string">
            <text:p text:style-name="P26">Ternate, 5 Januri 2019</text:p>
            <text:p text:style-name="P25">Guru Mata Pelajaran</text:p>
            <text:p text:style-name="P25"/>
            <text:p text:style-name="P25"/>
            <text:p text:style-name="P19">NURBAYA AHMAD</text:p>
            <text:p text:style-name="P25"><text:span text:style-name="T6">NIP</text:span>. 196612021987122006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id" fo:country="ID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6252in" fo:margin-bottom="0.196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07in" fo:margin-left="0in" fo:margin-right="0in" fo:margin-top="0.591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141</meta:editing-cycles>
    <meta:print-date>2018-09-09T06:02:08.418838519</meta:print-date>
    <meta:creation-date>2017-07-30T15:45:00</meta:creation-date>
    <dc:date>2019-02-01T20:42:45.208805219</dc:date>
    <meta:editing-duration>PT3H27M46S</meta:editing-duration>
    <meta:generator>LibreOffice/6.0.7.3$Linux_X86_64 LibreOffice_project/00m0$Build-3</meta:generator>
    <meta:document-statistic meta:table-count="2" meta:image-count="0" meta:object-count="0" meta:page-count="4" meta:paragraph-count="105" meta:word-count="489" meta:character-count="3665" meta:non-whitespace-character-count="32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